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9.73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19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&gt;2" style:apply-style-name="Bez_20_tytułu1" style:base-cell-address="Dane02.C1"/>
      <style:map style:condition="cell-content()&lt;2" style:apply-style-name="Bez_20_tytułu2" style:base-cell-address="Dane02.C1"/>
    </style:style>
    <style:style style:name="ce4" style:family="table-cell" style:parent-style-name="Default">
      <style:map style:condition="cell-content()&gt;2" style:apply-style-name="Bez_20_tytułu1" style:base-cell-address="Dane02.C1"/>
      <style:map style:condition="cell-content()&lt;2" style:apply-style-name="Bez_20_tytułu2" style:base-cell-address="Dane02.C1"/>
    </style:style>
    <style:style style:name="ce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9" style:family="table-cell" style:parent-style-name="Default" style:data-style-name="N10110">
      <style:table-cell-properties fo:background-color="#999999"/>
      <style:text-properties fo:font-weight="bold" style:font-weight-asian="bold" style:font-weight-complex="bold"/>
    </style:style>
    <style:style style:name="ce10" style:family="table-cell" style:parent-style-name="Default" style:data-style-name="N10110"/>
    <style:style style:name="ce11" style:family="table-cell" style:parent-style-name="Default" style:data-style-name="N1011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n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Dane02" table:style-name="ta1">
        <table:table-column table:style-name="co8" table:default-cell-style-name="Default"/>
        <table:table-column table:style-name="co7" table:default-cell-style-name="Default"/>
        <table:table-column table:style-name="co7" table:default-cell-style-name="ce4"/>
        <table:table-row table:style-name="ro1">
          <table:table-cell table:style-name="ce2" office:value-type="string" calcext:value-type="string">
            <text:p>Nazwa waluty</text:p>
          </table:table-cell>
          <table:table-cell table:style-name="ce2" office:value-type="string" calcext:value-type="string">
            <text:p>Kod waluty</text:p>
          </table:table-cell>
          <table:table-cell table:style-name="ce3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</text:p>
          </table:table-cell>
          <table:table-cell office:value-type="string" calcext:value-type="string">
            <text:p>1 THB</text:p>
          </table:table-cell>
          <table:table-cell office:value-type="float" office:value="0.1097" calcext:value-type="float">
            <text:p>0,1097</text:p>
          </table:table-cell>
        </table:table-row>
        <table:table-row table:style-name="ro1">
          <table:table-cell office:value-type="string" calcext:value-type="string">
            <text:p>dolar amerykański</text:p>
          </table:table-cell>
          <table:table-cell office:value-type="string" calcext:value-type="string">
            <text:p>1 USD</text:p>
          </table:table-cell>
          <table:table-cell office:value-type="float" office:value="3.5808" calcext:value-type="float">
            <text:p>3,5808</text:p>
          </table:table-cell>
        </table:table-row>
        <table:table-row table:style-name="ro1">
          <table:table-cell office:value-type="string" calcext:value-type="string">
            <text:p>dolar australijski</text:p>
          </table:table-cell>
          <table:table-cell office:value-type="string" calcext:value-type="string">
            <text:p>1 AUD</text:p>
          </table:table-cell>
          <table:table-cell office:value-type="float" office:value="2.6889" calcext:value-type="float">
            <text:p>2,6889</text:p>
          </table:table-cell>
        </table:table-row>
        <table:table-row table:style-name="ro1">
          <table:table-cell office:value-type="string" calcext:value-type="string">
            <text:p>dolar Hongkongu</text:p>
          </table:table-cell>
          <table:table-cell office:value-type="string" calcext:value-type="string">
            <text:p>1 HKD</text:p>
          </table:table-cell>
          <table:table-cell office:value-type="float" office:value="0.4586" calcext:value-type="float">
            <text:p>0,4586</text:p>
          </table:table-cell>
        </table:table-row>
        <table:table-row table:style-name="ro1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2.7827" calcext:value-type="float">
            <text:p>2,7827</text:p>
          </table:table-cell>
        </table:table-row>
        <table:table-row table:style-name="ro1">
          <table:table-cell office:value-type="string" calcext:value-type="string">
            <text:p>dolar nowozelandzki</text:p>
          </table:table-cell>
          <table:table-cell office:value-type="string" calcext:value-type="string">
            <text:p>1 NZD</text:p>
          </table:table-cell>
          <table:table-cell office:value-type="float" office:value="2.4481" calcext:value-type="float">
            <text:p>2,4481</text:p>
          </table:table-cell>
        </table:table-row>
        <table:table-row table:style-name="ro1">
          <table:table-cell office:value-type="string" calcext:value-type="string">
            <text:p>dolar singapurski</text:p>
          </table:table-cell>
          <table:table-cell office:value-type="string" calcext:value-type="string">
            <text:p>1 SGD</text:p>
          </table:table-cell>
          <table:table-cell office:value-type="float" office:value="2.6456" calcext:value-type="float">
            <text:p>2,6456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2026" calcext:value-type="float">
            <text:p>4,2026</text:p>
          </table:table-cell>
        </table:table-row>
        <table:table-row table:style-name="ro1">
          <table:table-cell office:value-type="string" calcext:value-type="string">
            <text:p>forint (Węgry)</text:p>
          </table:table-cell>
          <table:table-cell office:value-type="string" calcext:value-type="string">
            <text:p>100 HUF</text:p>
          </table:table-cell>
          <table:table-cell office:value-type="float" office:value="1.3356" calcext:value-type="float">
            <text:p>1,3356</text:p>
          </table:table-cell>
        </table:table-row>
        <table:table-row table:style-name="ro1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3.5924" calcext:value-type="float">
            <text:p>3,5924</text:p>
          </table:table-cell>
        </table:table-row>
        <table:table-row table:style-name="ro1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4.8261" calcext:value-type="float">
            <text:p>4,8261</text:p>
          </table:table-cell>
        </table:table-row>
        <table:table-row table:style-name="ro1">
          <table:table-cell office:value-type="string" calcext:value-type="string">
            <text:p>hrywna (Ukraina)</text:p>
          </table:table-cell>
          <table:table-cell office:value-type="string" calcext:value-type="string">
            <text:p>1 UAH</text:p>
          </table:table-cell>
          <table:table-cell office:value-type="float" office:value="0.1321" calcext:value-type="float">
            <text:p>0,1321</text:p>
          </table:table-cell>
        </table:table-row>
        <table:table-row table:style-name="ro1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1532" calcext:value-type="float">
            <text:p>3,1532</text:p>
          </table:table-cell>
        </table:table-row>
        <table:table-row table:style-name="ro1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645" calcext:value-type="float">
            <text:p>0,1645</text:p>
          </table:table-cell>
        </table:table-row>
        <table:table-row table:style-name="ro1">
          <table:table-cell office:value-type="string" calcext:value-type="string">
            <text:p>korona duńska</text:p>
          </table:table-cell>
          <table:table-cell office:value-type="string" calcext:value-type="string">
            <text:p>1 DKK</text:p>
          </table:table-cell>
          <table:table-cell office:value-type="float" office:value="0.5647" calcext:value-type="float">
            <text:p>0,5647</text:p>
          </table:table-cell>
        </table:table-row>
        <table:table-row table:style-name="ro1">
          <table:table-cell office:value-type="string" calcext:value-type="string">
            <text:p>korona islandzka</text:p>
          </table:table-cell>
          <table:table-cell office:value-type="string" calcext:value-type="string">
            <text:p>100 ISK</text:p>
          </table:table-cell>
          <table:table-cell office:value-type="float" office:value="3.4167" calcext:value-type="float">
            <text:p>3,4167</text:p>
          </table:table-cell>
        </table:table-row>
        <table:table-row table:style-name="ro1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295" calcext:value-type="float">
            <text:p>0,4295</text:p>
          </table:table-cell>
        </table:table-row>
        <table:table-row table:style-name="ro1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209" calcext:value-type="float">
            <text:p>0,4209</text:p>
          </table:table-cell>
        </table:table-row>
        <table:table-row table:style-name="ro1">
          <table:table-cell office:value-type="string" calcext:value-type="string">
            <text:p>kuna (Chorwacja)</text:p>
          </table:table-cell>
          <table:table-cell office:value-type="string" calcext:value-type="string">
            <text:p>1 HRK</text:p>
          </table:table-cell>
          <table:table-cell office:value-type="float" office:value="0.5565" calcext:value-type="float">
            <text:p>0,5565</text:p>
          </table:table-cell>
        </table:table-row>
        <table:table-row table:style-name="ro1">
          <table:table-cell office:value-type="string" calcext:value-type="string">
            <text:p>lej rumuński</text:p>
          </table:table-cell>
          <table:table-cell office:value-type="string" calcext:value-type="string">
            <text:p>1 RON</text:p>
          </table:table-cell>
          <table:table-cell office:value-type="float" office:value="0.9077" calcext:value-type="float">
            <text:p>0,9077</text:p>
          </table:table-cell>
        </table:table-row>
        <table:table-row table:style-name="ro1">
          <table:table-cell office:value-type="string" calcext:value-type="string">
            <text:p>lew (Bułgaria)</text:p>
          </table:table-cell>
          <table:table-cell office:value-type="string" calcext:value-type="string">
            <text:p>1 BGN</text:p>
          </table:table-cell>
          <table:table-cell office:value-type="float" office:value="2.1488" calcext:value-type="float">
            <text:p>2,1488</text:p>
          </table:table-cell>
        </table:table-row>
        <table:table-row table:style-name="ro1">
          <table:table-cell office:value-type="string" calcext:value-type="string">
            <text:p>lira turecka</text:p>
          </table:table-cell>
          <table:table-cell office:value-type="string" calcext:value-type="string">
            <text:p>1 TRY</text:p>
          </table:table-cell>
          <table:table-cell office:value-type="float" office:value="0.9268" calcext:value-type="float">
            <text:p>0,9268</text:p>
          </table:table-cell>
        </table:table-row>
        <table:table-row table:style-name="ro1">
          <table:table-cell office:value-type="string" calcext:value-type="string">
            <text:p>nowy izraelski szekel</text:p>
          </table:table-cell>
          <table:table-cell office:value-type="string" calcext:value-type="string">
            <text:p>1 ILS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string" calcext:value-type="string">
            <text:p>peso chilijskie</text:p>
          </table:table-cell>
          <table:table-cell office:value-type="string" calcext:value-type="string">
            <text:p>100 CLP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string" calcext:value-type="string">
            <text:p>peso filipińskie</text:p>
          </table:table-cell>
          <table:table-cell office:value-type="string" calcext:value-type="string">
            <text:p>1 PHP</text:p>
          </table:table-cell>
          <table:table-cell office:value-type="float" office:value="0.0709" calcext:value-type="float">
            <text:p>0,0709</text:p>
          </table:table-cell>
        </table:table-row>
        <table:table-row table:style-name="ro1">
          <table:table-cell office:value-type="string" calcext:value-type="string">
            <text:p>peso meksykańskie</text:p>
          </table:table-cell>
          <table:table-cell office:value-type="string" calcext:value-type="string">
            <text:p>1 MXN</text:p>
          </table:table-cell>
          <table:table-cell office:value-type="float" office:value="0.1888" calcext:value-type="float">
            <text:p>0,1888</text:p>
          </table:table-cell>
        </table:table-row>
        <table:table-row table:style-name="ro1">
          <table:table-cell office:value-type="string" calcext:value-type="string">
            <text:p>rand (Republika Południowej Afryki)</text:p>
          </table:table-cell>
          <table:table-cell office:value-type="string" calcext:value-type="string">
            <text:p>1 ZAR</text:p>
          </table:table-cell>
          <table:table-cell office:value-type="float" office:value="0.2621" calcext:value-type="float">
            <text:p>0,2621</text:p>
          </table:table-cell>
        </table:table-row>
        <table:table-row table:style-name="ro1">
          <table:table-cell office:value-type="string" calcext:value-type="string">
            <text:p>real (Brazylia)</text:p>
          </table:table-cell>
          <table:table-cell office:value-type="string" calcext:value-type="string">
            <text:p>1 BRL</text:p>
          </table:table-cell>
          <table:table-cell office:value-type="float" office:value="1.0882" calcext:value-type="float">
            <text:p>1,0882</text:p>
          </table:table-cell>
        </table:table-row>
        <table:table-row table:style-name="ro1">
          <table:table-cell office:value-type="string" calcext:value-type="string">
            <text:p>ringgit (Malezja)</text:p>
          </table:table-cell>
          <table:table-cell office:value-type="string" calcext:value-type="string">
            <text:p>1 MYR</text:p>
          </table:table-cell>
          <table:table-cell office:value-type="float" office:value="0.8759" calcext:value-type="float">
            <text:p>0,8759</text:p>
          </table:table-cell>
        </table:table-row>
        <table:table-row table:style-name="ro1">
          <table:table-cell office:value-type="string" calcext:value-type="string">
            <text:p>rubel rosyjski</text:p>
          </table:table-cell>
          <table:table-cell office:value-type="string" calcext:value-type="string">
            <text:p>1 RUB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1">
          <table:table-cell office:value-type="string" calcext:value-type="string">
            <text:p>rupia indonezyjska</text:p>
          </table:table-cell>
          <table:table-cell office:value-type="string" calcext:value-type="string">
            <text:p>10000 IDR</text:p>
          </table:table-cell>
          <table:table-cell office:value-type="float" office:value="2.6431" calcext:value-type="float">
            <text:p>2,6431</text:p>
          </table:table-cell>
        </table:table-row>
        <table:table-row table:style-name="ro1">
          <table:table-cell office:value-type="string" calcext:value-type="string">
            <text:p>rupia indyjska</text:p>
          </table:table-cell>
          <table:table-cell office:value-type="string" calcext:value-type="string">
            <text:p>100 INR</text:p>
          </table:table-cell>
          <table:table-cell office:value-type="float" office:value="5.5535" calcext:value-type="float">
            <text:p>5,5535</text:p>
          </table:table-cell>
        </table:table-row>
        <table:table-row table:style-name="ro1">
          <table:table-cell office:value-type="string" calcext:value-type="string">
            <text:p>won południowokoreański</text:p>
          </table:table-cell>
          <table:table-cell office:value-type="string" calcext:value-type="string">
            <text:p>100 KRW</text:p>
          </table:table-cell>
          <table:table-cell office:value-type="float" office:value="0.3272" calcext:value-type="float">
            <text:p>0,3272</text:p>
          </table:table-cell>
        </table:table-row>
        <table:table-row table:style-name="ro1">
          <table:table-cell office:value-type="string" calcext:value-type="string">
            <text:p>yuan renminbi (Chiny)</text:p>
          </table:table-cell>
          <table:table-cell office:value-type="string" calcext:value-type="string">
            <text:p>1 CNY</text:p>
          </table:table-cell>
          <table:table-cell office:value-type="float" office:value="0.5409" calcext:value-type="float">
            <text:p>0,5409</text:p>
          </table:table-cell>
        </table:table-row>
        <table:table-row table:style-name="ro1">
          <table:table-cell office:value-type="string" calcext:value-type="string">
            <text:p>SDR (MFW)</text:p>
          </table:table-cell>
          <table:table-cell office:value-type="string" calcext:value-type="string">
            <text:p>1 XDR</text:p>
          </table:table-cell>
          <table:table-cell office:value-type="float" office:value="5.0354" calcext:value-type="float">
            <text:p>5,0354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Dane02.C1:Dane02.C1048576">
            <calcext:condition calcext:apply-style-name="Bez tytułu1" calcext:value="&gt;2" calcext:base-cell-address="Dane02.C1"/>
            <calcext:condition calcext:apply-style-name="Bez tytułu2" calcext:value="&lt;2" calcext:base-cell-address="Dane02.C1"/>
          </calcext:conditional-format>
        </calcext:conditional-formats>
      </table:table>
      <table:table table:name="Dane 03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azwa produktu</text:p>
          </table:table-cell>
          <table:table-cell table:style-name="ce9" office:value-type="string" calcext:value-type="string">
            <text:p>Cena 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table:style-name="ce11" office:value-type="currency" office:currency="PLN" office:value="4.07" calcext:value-type="currency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</text:p>
          </table:table-cell>
          <table:table-cell office:value-type="currency" office:currency="PLN" office:value="6.3" calcext:value-type="currency">
            <text:p>6,30 zł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currency" office:currency="PLN" office:value="117.3" calcext:value-type="currency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,9 IGIEŁ) (LPT)</text:p>
          </table:table-cell>
          <table:table-cell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,9 IGIEŁ) (LPT)</text:p>
          </table:table-cell>
          <table:table-cell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,24 IGŁY) (LPT)</text:p>
          </table:table-cell>
          <table:table-cell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,24 IGŁY) (LPT)</text:p>
          </table:table-cell>
          <table:table-cell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</text:p>
          </table:table-cell>
          <table:table-cell office:value-type="currency" office:currency="PLN" office:value="422.99" calcext:value-type="currency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</text:p>
          </table:table-cell>
          <table:table-cell office:value-type="currency" office:currency="PLN" office:value="919.99" calcext:value-type="currency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 24-IGŁY)</text:p>
          </table:table-cell>
          <table:table-cell office:value-type="currency" office:currency="PLN" office:value="519.99" calcext:value-type="currency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,9 IGIEŁ)</text:p>
          </table:table-cell>
          <table:table-cell office:value-type="currency" office:currency="PLN" office:value="529" calcext:value-type="currency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,9 IGIEŁ)</text:p>
          </table:table-cell>
          <table:table-cell office:value-type="currency" office:currency="PLN" office:value="839" calcext:value-type="currency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number:currency-style style:name="N10110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1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10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1:48:46.50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16.392632653</meta:creation-date>
    <dc:date>2017-12-10T12:54:48.238000000</dc:date>
    <meta:editing-duration>PT42M31S</meta:editing-duration>
    <meta:editing-cycles>5</meta:editing-cycles>
    <meta:generator>LibreOffice/5.4.2.2$Windows_x86 LibreOffice_project/22b09f6418e8c2d508a9eaf86b2399209b0990f4</meta:generator>
    <meta:document-statistic meta:table-count="3" meta:cell-count="551" meta:object-count="0"/>
  </office:meta>
</office:document-meta>
</file>